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8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9" style:family="paragraph" style:parent-style-name="Header">
      <style:text-properties style:use-window-font-color="true" fo:font-size="10pt" fo:font-weight="normal" officeooo:paragraph-rsid="000c375c" style:font-size-asian="10pt" style:font-weight-asian="normal" style:font-size-complex="10pt" style:font-weight-complex="normal"/>
    </style:style>
    <style:style style:name="P10" style:family="paragraph" style:parent-style-name="Header">
      <style:text-properties officeooo:paragraph-rsid="000c375c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00429" style:font-size-asian="10pt" style:font-size-complex="10pt"/>
    </style:style>
    <style:style style:name="T1" style:family="text">
      <style:text-properties officeooo:rsid="000784d5"/>
    </style:style>
    <style:style style:name="T2" style:family="text">
      <style:text-properties officeooo:rsid="000c375c"/>
    </style:style>
    <style:style style:name="T3" style:family="text">
      <style:text-properties officeooo:rsid="000dae5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dae5e" style:font-size-asian="10pt" style:font-size-complex="10pt"/>
    </style:style>
    <style:style style:name="T6" style:family="text">
      <style:text-properties officeooo:rsid="000e4f6b"/>
    </style:style>
    <style:style style:name="T7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8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9" style:family="text">
      <style:text-properties officeooo:rsid="001004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DdeLink__172_3953744620"/><text:span text:style-name="T9">ALGEBRA </text:span><text:bookmark-start text:name="__DdeLink__170_3953744620"/><text:bookmark-end text:name="__DdeLink__172_3953744620"/>SKILL LEVEL 1:<text:bookmark-end text:name="__DdeLink__170_3953744620"/></text:p>
      <text:p text:style-name="P2"><text:bookmark-start text:name="__DdeLink__4_1051536132"/>INPUTS: </text:p>
      <text:p text:style-name="P4">X = 250 //ITEM PRICE</text:p>
      <text:p text:style-name="P5">V = 12% //<text:bookmark-start text:name="__DdeLink__6_1051536132"/>VA<text:span text:style-name="T1">LUE ADDED </text:span>T<text:span text:style-name="T1">AX (VAT)</text:span><text:bookmark-end text:name="__DdeLink__6_1051536132"/></text:p>
      <text:p text:style-name="P4"/>
      <text:p text:style-name="P6"><text:span text:style-name="T5">TANONG</text:span><text:span text:style-name="T4">: WHAT IS THE ITEM PRICE WITH VAT?</text:span></text:p>
      <text:p text:style-name="P6"><text:span text:style-name="T5">SAGOT</text:span><text:span text:style-name="T4">:</text:span><text:bookmark-end text:name="__DdeLink__4_105153613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9">ALGEBRA </text:span>SKILL LEVEL 1:</text:p>
      <text:p text:style-name="P3">INPUTS: </text:p>
      <text:p text:style-name="P5">X = 250 //ITEM PRICE</text:p>
      <text:p text:style-name="P5">V = 12% //VA<text:span text:style-name="T1">LUE ADDED </text:span>T<text:span text:style-name="T1">AX (VAT)</text:span></text:p>
      <text:p text:style-name="P5"/>
      <text:p text:style-name="P7"><text:span text:style-name="T5">TANONG</text:span><text:span text:style-name="T4">: WHAT IS THE ITEM PRICE WITH VAT?</text:span></text:p>
      <text:p text:style-name="P7"><text:span text:style-name="T5">SAGOT</text:span><text:span text:style-name="T4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0c375c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09</text:p>
        <text:p text:style-name="MP3"><text:span text:style-name="MT3">@open source: Apache License, Version 2.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09T16:53:19.941454951</dc:date>
    <meta:editing-duration>PT17M27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84" meta:character-count="472" meta:non-whitespace-character-count="404"/>
  </office:meta>
</office:document-meta>
</file>